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ecb" officeooo:paragraph-rsid="000d8e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.03.20</text:p>
      <text:p text:style-name="P1">Старт проекта. </text:p>
      <text:p text:style-name="P1"/>
      <text:p text:style-name="P1"><text:tab/>Первый этап <text:s/>- создание ядра для работы с данными. </text:p>
      <text:p text:style-name="P1">Роль клиентского приложения пока будут выполнять текстовые файлы. Они либо уже находятся либо будут находится в папке для запросов рядом с билдами. Так можно будет использовать относительные ссылки и соответственно комфортно отлаживать механизм. </text:p>
      <text:p text:style-name="P1"><text:tab/>Сейчас чрезвычайно важно правильно продумать структуру информационных потоков. И накидать схему будущих действий. </text:p>
      <text:p text:style-name="P1"><text:tab/>Как только буду иметь нарисованную схему начну кодить. Так что в путь нас ждёт интересная работа. 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18T01:27:29.381011564</dc:date>
    <meta:editing-duration>PT4M40S</meta:editing-duration>
    <meta:editing-cycles>1</meta:editing-cycles>
    <meta:document-statistic meta:table-count="0" meta:image-count="0" meta:object-count="0" meta:page-count="1" meta:paragraph-count="6" meta:word-count="74" meta:character-count="536" meta:non-whitespace-character-count="458"/>
  </office:meta>
</office:document-meta>
</file>